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ointerFrameworkParser.dis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PointerFrameworkParser.jj_3R_6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FrameworkParser.XPointerFrameworkParser( java . io . In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ointerFrameworkParser.get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PointerFrameworkParser.jj_la1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FrameworkParser.XPointerFrameworkParser( java . io . Reader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PointerFrameworkParser.schemeBase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PointerFrameworkParser.ReInit( java . io . Reader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ointerFrameworkParser.jj_save( int index , int xl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PointerFrameworkParser.poin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PointerFrameworkParser.jj_nt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FrameworkParser.getX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FrameworkParser.escapedData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PointerFrameworkParser.en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PointerFrameworkParser.jj_3R_7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FrameworkParser.jj_consume_token( int ki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PointerFrameworkParser.getToken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ointerFrameworkParser.unescape( String dat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PointerFrameworkParser.jj_3R_5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PointerFrameworkParser.jj_scan_token( int ki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PointerFrameworkParser.pointerPart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XPointerFrameworkParser.parse( String xpoin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ointerFrameworkParser.jj_3_1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FrameworkParser.jj_add_error_token( int kind , int po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PointerFrameworkParser.jj_3R_4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FrameworkParser.ReInit( java . io . In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ointerFrameworkParser.XPointerFrameworkParser( XPointerFramework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ointerFrameworkParser.jj_rescan_toke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PointerFrameworkParser.schemeData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PointerFrameworkParser.generateParseExceptio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PointerFrameworkParser.jj_2_1( int xl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FrameworkParser.shortH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ointerFrameworkPars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FrameworkParser.ReInit( XPointerFramework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